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98d5" officeooo:paragraph-rsid="002098d5"/>
    </style:style>
    <style:style style:name="P2" style:family="paragraph" style:parent-style-name="Standard">
      <style:text-properties officeooo:rsid="0022810a" officeooo:paragraph-rsid="0022810a"/>
    </style:style>
    <style:style style:name="T1" style:family="text">
      <style:text-properties officeooo:rsid="001f52db"/>
    </style:style>
    <style:style style:name="T2" style:family="text">
      <style:text-properties officeooo:rsid="002281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Prévenir les catastrophes naturelles avec la météo → trop difficile</text:span></text:p>
      <text:p text:style-name="Standard">- <text:span text:style-name="T1">Synchroniser le réveil de l’utilisateur par rapport au lever du soleil</text:span></text:p>
      <text:p text:style-name="Standard">- <text:span text:style-name="T1">Créer une alerte quand la pluie ou tout autre élément perturbateur risque d’arriver</text:span></text:p>
      <text:p text:style-name="Standard"/>
      <text:p text:style-name="P1">Liste des habits suggérés pour hommes :</text:p>
      <text:p text:style-name="P1">- t-shirt</text:p>
      <text:p text:style-name="P1">- pull ou sweat</text:p>
      <text:p text:style-name="P1">- débardeur</text:p>
      <text:p text:style-name="P1">- short</text:p>
      <text:p text:style-name="P1">- k-way</text:p>
      <text:p text:style-name="P1">- pantalon</text:p>
      <text:p text:style-name="P1"/>
      <text:p text:style-name="P1">Liste des habits suggérés pour femmes : </text:p>
      <text:p text:style-name="P1">- jupe</text:p>
      <text:p text:style-name="P1">- t-shirt</text:p>
      <text:p text:style-name="P1">- pull ou sweat</text:p>
      <text:p text:style-name="P1">- short<text:span text:style-name="T2">pull</text:span></text:p>
      <text:p text:style-name="P1">- crop top</text:p>
      <text:p text:style-name="P1"/>
      <text:p text:style-name="P2">3 variations possible : </text:p>
      <text:p text:style-name="P2">&lt;15 : pull pantalon</text:p>
      <text:p text:style-name="P2">entre 15 et 20 : normal</text:p>
      <text:p text:style-name="P2">&gt;20 : tenue de chauda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ntin Zheng</meta:initial-creator>
    <meta:creation-date>2018-07-02T14:45:04.555897027</meta:creation-date>
    <dc:date>2018-07-02T18:10:29.068732376</dc:date>
    <dc:creator>Corentin Zheng</dc:creator>
    <meta:editing-duration>PT1H24M54S</meta:editing-duration>
    <meta:editing-cycles>1</meta:editing-cycles>
    <meta:document-statistic meta:table-count="0" meta:image-count="0" meta:object-count="0" meta:page-count="1" meta:paragraph-count="20" meta:word-count="97" meta:character-count="505" meta:non-whitespace-character-count="426"/>
    <meta:generator>LibreOffice/5.1.6.2$Linux_X86_64 LibreOffice_project/10m0$Build-2</meta:generator>
  </office:meta>
</office:document-meta>
</file>